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tUIELParserTokenManager.jjMoveStringLiteralDfa0_0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etUIELParserTokenManager.ReInit( SimpleChar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etUIELParserTokenManager.jjStartNfa_1( int pos , long active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UIELParserTokenManager.jjMoveNfa_0( int startState , int curPos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40">
            <text:p text:style-name="Table_20_Contents">40</text:p>
          </table:table-cell>
          <table:table-cell office:value-type="float" office:value="93">
            <text:p text:style-name="Table_20_Contents">9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NetUIELParserTokenManager.jjCanMove_1( int hiByte , int i1 , int i2 , long l1 , long l2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etUIELParserTokenManager.jjCheckNAdd( int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etUIELParserTokenManager.jjStopStringLiteralDfa_1( int pos , long active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etUIELParserTokenManager.setDebugStream( java . io . PrintStream 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UIELParserTokenManager.jjMoveStringLiteralDfa0_1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etUIELParserTokenManager.jjStartNfa_0( int pos , long active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UIELParserTokenManager.jjFill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etUIELParserTokenManager.getNextToken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NetUIELParserTokenManager.SwitchTo( int lex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etUIELParserTokenManager.jjStopStringLiteralDfa_0( int pos , long active0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etUIELParserTokenManager.jjCheckNAddStates( int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tUIELParserTokenManager.jjCheckNAddStates( int start , int 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etUIELParserTokenManager.jjAddStates( int start , int 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etUIELParserTokenManager.jjCheckNAddTwoStates( int state1 , int stat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tUIELParserTokenManager.jjMoveNfa_1( int startState , int curPos )</text:p>
          </table:table-cell>
          <table:table-cell office:value-type="float" office:value="137">
            <text:p text:style-name="Table_20_Contents">137</text:p>
          </table:table-cell>
          <table:table-cell office:value-type="float" office:value="164">
            <text:p text:style-name="Table_20_Contents">164</text:p>
          </table:table-cell>
          <table:table-cell office:value-type="float" office:value="303">
            <text:p text:style-name="Table_20_Contents">303</text:p>
          </table:table-cell>
        </table:table-row>
        <table:table-row>
          <table:table-cell office:value-type="string">
            <text:p text:style-name="Table_20_Contents">NetUIELParserTokenManager.jjStartNfaWithStates_0( int pos , int kind , int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etUIELParserTokenManager.NetUIELParserTokenManager( SimpleCharStream stream , int lex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tUIELParserTokenManager.jjCanMove_0( int hiByte , int i1 , int i2 , long l1 , long l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etUIELParserTokenManager.jjStartNfaWithStates_1( int pos , int kind , int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etUIELParserTokenManager.ReInit( SimpleCharStream stream , int lex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etUIELParserTokenManager.NetUIELParserTokenManager( SimpleCharStream 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etUIELParserTokenManager.jjStopAtPos( int pos , int k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etUIELParserTokenManager.ReInitRoun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etUIELParserTokenManager.jjMoveStringLiteralDfa1_0( long active0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etUIELParserTokenManager.jjMoveStringLiteralDfa2_0( long old0 , long active0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